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loext: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loext: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loext: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loext: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language="uk" fo:country="UA" officeooo:paragraph-rsid="00157a74"/>
    </style:style>
    <style:style style:name="P8" style:family="paragraph" style:parent-style-name="Standard">
      <style:paragraph-properties fo:margin-top="0cm" fo:margin-bottom="0cm" loext: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loext: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loext: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loext: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start" style:justify-single-word="false"/>
      <style:text-properties style:font-name="Times New Roman" fo:font-size="12pt" fo:language="uk" fo:country="UA" fo:font-weight="normal" officeooo:rsid="00752f12" officeooo:paragraph-rsid="00752f12" fo:background-color="#ffffff" style:font-name-asian="Calibri"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fo:language="uk" fo:country="UA" fo:font-weight="normal" officeooo:rsid="00826f99" officeooo:paragraph-rsid="00826f99" fo:background-color="#ffffff" style:font-name-asian="Calibri" style:font-size-asian="10.5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fo:language="uk" fo:country="UA" fo:font-weight="normal" officeooo:rsid="0089cd72" officeooo:paragraph-rsid="0089cd72" fo:background-color="#ffffff" style:font-name-asian="Calibri" style:font-size-asian="10.5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language="uk" fo:country="UA" fo:font-weight="normal" officeooo:rsid="008f990d" officeooo:paragraph-rsid="008f990d" fo:background-color="#ffffff" style:font-name-asian="Calibri" style:font-size-asian="10.5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language="uk" fo:country="UA" fo:font-weight="normal" officeooo:rsid="00975a6d" officeooo:paragraph-rsid="00975a6d" fo:background-color="#ffffff" style:font-name-asian="Calibri" style:font-size-asian="10.5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font-name="Times New Roman" fo:font-size="12pt" fo:language="uk" fo:country="UA" fo:font-weight="normal" officeooo:rsid="0097a09b" officeooo:paragraph-rsid="0097a09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23" style:family="paragraph" style:parent-style-name="Standard">
      <style:paragraph-properties fo:text-align="center" style:justify-single-word="false"/>
      <style:text-properties style:font-name="Times New Roman" fo:font-size="14pt" fo:language="uk" fo:country="UA" fo:font-weight="bold" officeooo:rsid="0074a7e7" officeooo:paragraph-rsid="00752f12"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Times New Roman" fo:font-size="14pt" fo:language="uk" fo:country="UA" fo:font-weight="bold" officeooo:rsid="00752f12" officeooo:paragraph-rsid="00752f12" fo:background-color="#ffffff" style:font-name-asian="Calibri" style:font-size-asian="14pt" style:font-weight-asian="bold" style:font-name-complex="Times New Roman1" style:font-size-complex="14pt" style:font-weight-complex="bold"/>
    </style:style>
    <style:style style:name="P25" style:family="paragraph" style:parent-style-name="Standard">
      <style:paragraph-properties fo:text-align="center" style:justify-single-word="false"/>
      <style:text-properties style:font-name="Times New Roman" fo:font-size="14pt" fo:language="uk" fo:country="UA" fo:font-weight="bold" officeooo:rsid="00752f12" officeooo:paragraph-rsid="0085cc5b" fo:background-color="#ffffff" style:font-name-asian="Calibri" style:font-size-asian="14pt" style:font-weight-asian="bold" style:font-name-complex="Times New Roman1" style:font-size-complex="14pt" style:font-weight-complex="bold"/>
    </style:style>
    <style:style style:name="P26" style:family="paragraph" style:parent-style-name="Standard">
      <style:paragraph-properties fo:text-align="justify" style:justify-single-word="false"/>
      <style:text-properties officeooo:paragraph-rsid="0085cc5b"/>
    </style:style>
    <style:style style:name="P27" style:family="paragraph" style:parent-style-name="Standard">
      <style:paragraph-properties fo:text-align="justify" style:justify-single-word="false" fo:break-before="page"/>
      <style:text-properties officeooo:paragraph-rsid="0085cc5b"/>
    </style:style>
    <style:style style:name="P2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35cm"/>
        </style:tab-stops>
      </style:paragraph-properties>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P2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P30" style:family="paragraph" style:parent-style-name="Standard" style:master-page-name="First_20_Page">
      <style:paragraph-properties fo:margin-left="0.63cm" fo:margin-right="0cm" fo:margin-top="0cm" fo:margin-bottom="0.212cm" loext: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31" style:family="paragraph" style:parent-style-name="Standard">
      <style:paragraph-properties fo:text-align="center" style:justify-single-word="false"/>
      <style:text-properties style:font-name="Times New Roman" fo:font-size="12pt" fo:language="uk" fo:country="UA" fo:font-weight="normal" officeooo:rsid="00826f99" officeooo:paragraph-rsid="0085cc5b" fo:background-color="#ffffff" style:font-name-asian="Calibri" style:font-size-asian="10.5pt" style:font-weight-asian="normal" style:font-name-complex="Times New Roman1" style:font-size-complex="12pt" style:font-weight-complex="normal"/>
    </style:style>
    <style:style style:name="P32" style:family="paragraph" style:parent-style-name="Standard" style:list-style-name="L2">
      <style:paragraph-properties fo:text-align="justify" style:justify-single-word="false"/>
      <style:text-properties style:font-name="Times New Roman" fo:font-size="12pt" fo:language="uk" fo:country="UA" fo:font-weight="normal" officeooo:rsid="008f990d" officeooo:paragraph-rsid="008f990d" fo:background-color="#ffffff" style:font-name-asian="Calibri" style:font-size-asian="10.5pt" style:font-weight-asian="normal" style:font-name-complex="Times New Roman1" style:font-size-complex="12pt" style:font-weight-complex="normal"/>
    </style:style>
    <style:style style:name="P33" style:family="paragraph" style:parent-style-name="Standard" style:list-style-name="L2">
      <style:paragraph-properties fo:text-align="justify" style:justify-single-word="false"/>
      <style:text-properties style:font-name="Times New Roman" fo:font-size="12pt" fo:language="uk" fo:country="UA" fo:font-weight="normal" officeooo:rsid="00908c4c" officeooo:paragraph-rsid="00908c4c" fo:background-color="#ffffff" style:font-name-asian="Calibri" style:font-size-asian="10.5pt" style:font-weight-asian="normal" style:font-name-complex="Times New Roman1" style:font-size-complex="12pt" style:font-weight-complex="normal"/>
    </style:style>
    <style:style style:name="P34" style:family="paragraph" style:parent-style-name="Standard">
      <style:paragraph-properties fo:text-align="justify" style:justify-single-word="false"/>
      <style:text-properties style:font-name="Times New Roman" fo:font-size="12pt" fo:language="uk" fo:country="UA" fo:font-weight="normal" officeooo:rsid="0095e122" officeooo:paragraph-rsid="0095e122" fo:background-color="#ffffff" style:font-name-asian="Calibri" style:font-size-asian="10.5pt" style:font-weight-asian="normal" style:font-name-complex="Times New Roman1" style:font-size-complex="12pt" style:font-weight-complex="normal"/>
    </style:style>
    <style:style style:name="P35" style:family="paragraph" style:parent-style-name="Standard" style:list-style-name="L1">
      <style:paragraph-properties fo:text-align="justify" style:justify-single-word="false"/>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52f12"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0752f12" style:font-name-asian="Times New Roman1" style:font-weight-asian="bold" style:font-size-complex="14pt"/>
    </style:style>
    <style:style style:name="T10" style:family="text">
      <style:text-properties fo:background-color="#ffffff" loext:char-shading-value="0" style:font-name-asian="Calibri" style:font-name-complex="Times New Roman1"/>
    </style:style>
    <style:style style:name="T11" style:family="text">
      <style:text-properties officeooo:rsid="00752f12" fo:background-color="#ffffff" loext:char-shading-value="0" style:font-name-asian="Calibri" style:font-name-complex="Times New Roman1"/>
    </style:style>
    <style:style style:name="T12" style:family="text">
      <style:text-properties style:font-name="Times New Roman" fo:font-size="14pt" fo:language="uk" fo:country="UA" fo:font-weight="bold" officeooo:rsid="0074a7e7" fo:background-color="#ffffff" loext:char-shading-value="0" style:font-name-asian="Calibri" style:font-size-asian="14pt" style:font-weight-asian="bold" style:font-name-complex="Times New Roman1" style:font-size-complex="14pt" style:font-weight-complex="bold"/>
    </style:style>
    <style:style style:name="T13" style:family="text">
      <style:text-properties style:font-name="Times New Roman" fo:font-size="14pt" fo:language="uk" fo:country="UA" fo:font-weight="bold" officeooo:rsid="00752f12" fo:background-color="#ffffff" loext:char-shading-value="0" style:font-name-asian="Calibri" style:font-size-asian="14pt" style:font-weight-asian="bold" style:font-name-complex="Times New Roman1" style:font-size-complex="14pt" style:font-weight-complex="bold"/>
    </style:style>
    <style:style style:name="T14" style:family="text">
      <style:text-properties style:font-name="Times New Roman" fo:font-size="12pt" fo:language="uk" fo:country="UA" fo:font-weight="normal" officeooo:rsid="00826f99" fo:background-color="#ffffff" loext:char-shading-value="0" style:font-name-asian="Calibri" style:font-size-asian="12pt" style:font-weight-asian="normal" style:font-name-complex="Times New Roman1" style:font-size-complex="12pt" style:font-weight-complex="normal"/>
    </style:style>
    <style:style style:name="T15" style:family="text">
      <style:text-properties style:font-name="Times New Roman" fo:font-size="12pt" fo:language="uk" fo:country="UA" fo:font-weight="normal" officeooo:rsid="00881ba2" fo:background-color="#ffffff" loext:char-shading-value="0" style:font-name-asian="Calibri" style:font-size-asian="12pt" style:font-weight-asian="normal" style:font-name-complex="Times New Roman1" style:font-size-complex="12pt" style:font-weight-complex="normal"/>
    </style:style>
    <style:style style:name="T16" style:family="text">
      <style:text-properties fo:color="#0000ff" style:font-name="Times New Roman" fo:font-size="12pt" fo:language="uk" fo:country="UA" style:text-underline-style="solid" style:text-underline-width="auto" style:text-underline-color="font-color" fo:font-weight="normal" officeooo:rsid="007797b6" fo:background-color="#ffffff" loext:char-shading-value="0" style:font-name-asian="Calibri" style:font-size-asian="12pt" style:font-weight-asian="normal" style:font-name-complex="Times New Roman1" style:font-size-complex="12pt" style:font-weight-complex="normal"/>
    </style:style>
    <style:style style:name="T17" style:family="text">
      <style:text-properties fo:color="#0000ff" style:font-name="Times New Roman" fo:font-size="12pt" fo:language="uk" fo:country="UA" fo:font-weight="normal" officeooo:rsid="00881ba2" fo:background-color="#ffffff" loext:char-shading-value="0" style:font-name-asian="Calibri" style:font-size-asian="12pt" style:font-weight-asian="normal" style:font-name-complex="Times New Roman1" style:font-size-complex="12pt" style:font-weight-complex="normal"/>
    </style:style>
    <style:style style:name="T18" style:family="text">
      <style:text-properties fo:color="#0000ff" style:font-name="Times New Roman" fo:font-size="12pt" fo:language="uk" fo:country="UA" fo:font-weight="normal" officeooo:rsid="00826f99"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officeooo:rsid="007d89a8"/>
    </style:style>
    <style:style style:name="T20" style:family="text">
      <style:text-properties officeooo:rsid="007f8e64"/>
    </style:style>
    <style:style style:name="T21" style:family="text">
      <style:text-properties officeooo:rsid="00908c4c"/>
    </style:style>
    <style:style style:name="T22" style:family="text">
      <style:text-properties officeooo:rsid="0092c62b"/>
    </style:style>
    <style:style style:name="T23" style:family="text">
      <style:text-properties officeooo:rsid="0093fa35"/>
    </style:style>
    <style:style style:name="T24" style:family="text">
      <style:text-properties officeooo:rsid="0095e122"/>
    </style:style>
    <style:style style:name="T25" style:family="text">
      <style:text-properties officeooo:rsid="009e144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13cm" draw:visible-area-height="5.013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МІНІСТЕРСТВО ОСВІТИ І НАУКИ УКРАЇНИ</text:p>
      <text:p text:style-name="P2"><draw:frame draw:style-name="fr2"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text:span text:style-name="T8">Лабораторна робота №</text:span><text:span text:style-name="T9">1</text:span></text:p>
      <text:p text:style-name="P9"><text:span text:style-name="T8"><text:line-break/></text:span><text:span text:style-name="T1">з дисципліни «</text:span><text:span text:style-name="T2">Комп’ютерна графіка</text:span><text:span text:style-name="T7">»</text:span></text:p>
      <text:p text:style-name="P8"/>
      <text:p text:style-name="P1"><text:span text:style-name="T3">на тему: </text:span><text:span text:style-name="T4">«Вивід графічної інформації»</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Є.</text:p>
      <text:p text:style-name="P11">Прийняла: </text:p>
      <text:p text:style-name="P12">Нежуміра О.І.</text:p>
      <text:p text:style-name="P13"><text:tab/></text:p>
      <text:p text:style-name="P14"><text:span text:style-name="T5">Дніпро, 202</text:span><text:span text:style-name="T6">1</text:span></text:p>
      <text:p text:style-name="P22"/>
      <text:p text:style-name="P24"/>
      <text:p text:style-name="P27"><text:span text:style-name="T12">Текст програм</text:span><text:span text:style-name="T13">и</text:span><text:span text:style-name="T12"> — </text:span><text:a xlink:type="simple" xlink:href="https://github.com/dazzlemon/diit_121-ipz_y2_cg/tree/main/1/src" text:style-name="Internet_20_link" text:visited-style-name="Visited_20_Internet_20_Link"><text:span text:style-name="T16">github</text:span></text:a></text:p>
      <text:p text:style-name="P26"><text:span text:style-name="T12">Демонстрац</text:span><text:span text:style-name="T13">і</text:span><text:span text:style-name="T12">я р</text:span><text:span text:style-name="T13">о</text:span><text:span text:style-name="T12">бот</text:span><text:span text:style-name="T13">и</text:span><text:span text:style-name="T12"> програм</text:span><text:span text:style-name="T13">и</text:span><text:span text:style-name="T12"> — </text:span><text:a xlink:type="simple" xlink:href="https://youtu.be/lgOPdksOAUg" text:style-name="Internet_20_link" text:visited-style-name="Visited_20_Internet_20_Link"><text:span text:style-name="T17">y</text:span></text:a><text:a xlink:type="simple" xlink:href="https://youtu.be/lgOPdksOAUg" text:style-name="Internet_20_link" text:visited-style-name="Visited_20_Internet_20_Link"><text:span text:style-name="T18">outube</text:span></text:a></text:p>
      <text:p text:style-name="P31"/>
      <text:p text:style-name="P25">Завдання</text:p>
      <text:p text:style-name="P29">У середовищі розробки Builder С ++ розробити об'єктно-орієнтовану програму для малювання графіка функції (див. Індивідуальне завдання).</text:p>
      <text:p text:style-name="P28">Програма повинна надавати можливість користувачу:</text:p>
      <text:list xml:id="list1003079579" text:style-name="L1">
        <text:list-item>
          <text:p text:style-name="P35">задавати діапазон аргументу функції і значення коефіцієнтів функцій;</text:p>
        </text:list-item>
        <text:list-item>
          <text:p text:style-name="P35">кольору і стиль накреслення і заливки різних елементів графіка (фону, осей, заливки і графіка функції, маркерів);</text:p>
        </text:list-item>
        <text:list-item>
          <text:p text:style-name="P35">задавати вид (коло або квадрат) і розмір маркер<text:span text:style-name="T19">ів</text:span>. <text:span text:style-name="T19">Вимоги </text:span>до графіка функції:</text:p>
        </text:list-item>
        <text:list-item>
          <text:p text:style-name="P35">графік функції повинен повністю відображатися в зазначеній галузі;</text:p>
        </text:list-item>
        <text:list-item>
          <text:p text:style-name="P35">графік повинен містити осі координат з підписами і розміткою;</text:p>
        </text:list-item>
        <text:list-item>
          <text:p text:style-name="P35">в вузлових точках на графіку повинні відображатися маркери.</text:p>
        </text:list-item>
      </text:list>
      <text:p text:style-name="P16"/>
      <text:p text:style-name="P16"><text:span text:style-name="T20">14.</text:span><draw:frame draw:style-name="fr1" draw:name="Object2" text:anchor-type="as-char" svg:y="-0.386cm" svg:width="4.179cm" svg:height="0.508cm" draw:z-index="1"><draw:object xlink:href="./Object 2" xlink:type="simple" xlink:show="embed" xlink:actuate="onLoad"/><draw:image xlink:href="./ObjectReplacements/Object 2" xlink:type="simple" xlink:show="embed" xlink:actuate="onLoad"/></draw:frame></text:p>
      <text:p text:style-name="P15"/>
      <text:p text:style-name="P23"><text:span text:style-name="T10">Опис реал</text:span><text:span text:style-name="T11">і</text:span><text:span text:style-name="T10">зован</text:span><text:span text:style-name="T11">и</text:span><text:span text:style-name="T10">х в програм</text:span><text:span text:style-name="T11">і</text:span><text:span text:style-name="T10"> граф</text:span><text:span text:style-name="T11">і</text:span><text:span text:style-name="T10">ч</text:span><text:span text:style-name="T11">них</text:span><text:span text:style-name="T10"> прим</text:span><text:span text:style-name="T11">і</text:span><text:span text:style-name="T10">тив</text:span><text:span text:style-name="T11">і</text:span><text:span text:style-name="T10">в </text:span><text:span text:style-name="T11">ї</text:span><text:span text:style-name="T10">х атрибут</text:span><text:span text:style-name="T11">і</text:span><text:span text:style-name="T10">в, а так</text:span><text:span text:style-name="T11">о</text:span><text:span text:style-name="T10">ж </text:span><text:span text:style-name="T11">засобів</text:span><text:span text:style-name="T10"> с</text:span><text:span text:style-name="T11">е</text:span><text:span text:style-name="T10">ред</text:span><text:span text:style-name="T11">и</text:span><text:span text:style-name="T10"> р</text:span><text:span text:style-name="T11">о</text:span><text:span text:style-name="T10">зр</text:span><text:span text:style-name="T11">о</text:span><text:span text:style-name="T10">бки програм</text:span><text:span text:style-name="T11">и</text:span><text:span text:style-name="T10"> для </text:span><text:span text:style-name="T11">ї</text:span><text:span text:style-name="T10">х </text:span><text:span text:style-name="T11">від</text:span><text:span text:style-name="T10">ображен</text:span><text:span text:style-name="T11">н</text:span><text:span text:style-name="T10">я.</text:span></text:p>
      <text:p text:style-name="P19"><text:span text:style-name="T22">Графічна частина п</text:span>рограм<text:span text:style-name="T22">и</text:span> була розроблена із використанням бібліотеки Qt.</text:p>
      <text:p text:style-name="P19">Для відображення були використані наступні класи:</text:p>
      <text:list xml:id="list2395827165" text:style-name="L2">
        <text:list-item>
          <text:p text:style-name="P32">QGraphicsView — <text:span text:style-name="T21">віджет для відображення графіки,</text:span></text:p>
        </text:list-item>
        <text:list-item>
          <text:p text:style-name="P33">QGraphicsScene — клас, який відповідає за відображення примітивів на QGraphicsView,</text:p>
        </text:list-item>
        <text:list-item>
          <text:p text:style-name="P33">QPointF — точка у двовимірному просторі<text:span text:style-name="T23">(x, y — </text:span><text:span text:style-name="T24">координати точки</text:span><text:span text:style-name="T23">)</text:span>,</text:p>
        </text:list-item>
        <text:list-item>
          <text:p text:style-name="P33">QLineF — лінія у двовимірному просторі<text:span text:style-name="T23">(p1, p2 — </text:span><text:span text:style-name="T24">початок та кінець лінії</text:span><text:span text:style-name="T23">)</text:span>,</text:p>
        </text:list-item>
        <text:list-item>
          <text:p text:style-name="P33">QRectF — прямокутник у двовимірному просторі<text:span text:style-name="T23">(x, y, size — </text:span><text:span text:style-name="T24">початкова точка та розміри прямокутника</text:span><text:span text:style-name="T23">)</text:span>.</text:p>
        </text:list-item>
      </text:list>
      <text:p text:style-name="P34">Окрім описаних атрибутів також є інші, але усі вони можуть бути розраховані з наведених вище.</text:p>
      <text:p text:style-name="P17"/>
      <text:p text:style-name="P23"><text:span text:style-name="T10">Анал</text:span><text:span text:style-name="T11">і</text:span><text:span text:style-name="T10">з результат</text:span><text:span text:style-name="T11">і</text:span><text:span text:style-name="T10">в.</text:span></text:p>
      <text:p text:style-name="P20">Розроблена програма повністю відповідає функціональним вимогам, та придатна до розширення функціоналу. Графічний інтерфейс ніяк не пов’язаний із розрахунками(у класі Plotter, відповідальному за малювання функції викликаються методи QgraphicsScene, але якщо використати інший клас, обернений адаптером функціонал не зміниться, <text:span text:style-name="T25">також використовуються деякі інші класи з Qt, їх було б краще винести поза клас і реалізувати адаптер, але я пізно це зрозумів</text:span>).</text:p>
      <text:p text:style-name="P18"/>
      <text:p text:style-name="P23"><text:span text:style-name="T10">В</text:span><text:span text:style-name="T11">исновки.</text:span></text:p>
      <text:p text:style-name="P21"><text:span text:style-name="T11">Д</text:span><text:span text:style-name="T10">ля того, щоб програму можна було легко підтримувати/розширювати вона має мати якомога менше зв’язані частини. Для виведення двовимірної графіки достатньо мати функцію яка може переводити координати з однієї множини у іншу(лінійне відображення).</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loext: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2:06:42.174867818</meta:creation-date>
    <dc:date>2021-02-03T17:40:48.392378208</dc:date>
    <meta:editing-duration>PT8H8M25S</meta:editing-duration>
    <meta:editing-cycles>122</meta:editing-cycles>
    <meta:generator>LibreOffice/6.4.7.2$Linux_X86_64 LibreOffice_project/40$Build-2</meta:generator>
    <meta:document-statistic meta:table-count="0" meta:image-count="0" meta:object-count="2" meta:page-count="2" meta:paragraph-count="40" meta:word-count="328" meta:character-count="2483" meta:non-whitespace-character-count="2190"/>
  </office:meta>
</office:document-meta>
</file>

<file path=Object 2/content.xml><?xml version="1.0" encoding="utf-8"?>
<math xmlns="http://www.w3.org/1998/Math/MathML" display="block">
  <semantics>
    <mrow>
      <mi>y</mi>
      <mrow>
        <mrow>
          <mo fence="true" stretchy="false">(</mo>
          <mrow>
            <mi>x</mi>
          </mrow>
          <mo fence="true" stretchy="false">)</mo>
        </mrow>
        <mo stretchy="false">=</mo>
        <mrow>
          <mrow>
            <mo fence="true" stretchy="false">|</mo>
            <mrow>
              <mi>x</mi>
            </mrow>
            <mo fence="true" stretchy="false">|</mo>
          </mrow>
          <mo stretchy="false">+</mo>
          <mrow>
            <mi>a</mi>
            <mo stretchy="false">∗</mo>
            <mi>sin</mi>
          </mrow>
        </mrow>
      </mrow>
      <mrow>
        <mo fence="true" stretchy="false">(</mo>
        <mrow>
          <mrow>
            <mi>b</mi>
            <mo stretchy="false">∗</mo>
            <mi>x</mi>
          </mrow>
        </mrow>
        <mo fence="true" stretchy="false">)</mo>
      </mrow>
    </mrow>
    <annotation encoding="StarMath 5.0">y(x)= lline x rline + a * sin(b * x) </annotation>
  </semantics>
</math>
</file>